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b8e7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696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w Cen M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8cm" svg:height="0.9cm" svg:x="3.6cm" svg:y="2.6cm">
          <text:p text:style-name="P1"><text:span text:style-name="T1">32-bit port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" draw:text-style-name="P1" draw:layer="layout" svg:width="0.6cm" svg:height="0.6cm" svg:x="7.6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9.452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3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2" draw:text-style-name="P1" draw:layer="layout" svg:width="0.6cm" svg:height="0.6cm" svg:x="7.6cm" svg:y="7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9.452cm" svg:y="7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3cm" svg:y="7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3.317cm" svg:height="1.639cm" svg:x="8.3cm" svg:y="9.661cm">
          <draw:text-box>
            <text:p text:style-name="P1"><text:span text:style-name="T1">3x3 LED array</text:span></text:p>
          </draw:text-box>
        </draw:frame>
        <draw:custom-shape draw:style-name="gr4" draw:text-style-name="P1" xml:id="id1" draw:id="id1" draw:layer="layout" svg:width="0.4cm" svg:height="0.3cm" svg:x="4.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0.4cm" svg:height="0.3cm" svg:x="5.738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4cm" svg:height="0.3cm" svg:x="7.276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4cm" svg:height="0.3cm" svg:x="8.81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4cm" svg:height="0.3cm" svg:x="10.351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4cm" svg:height="0.3cm" svg:x="11.889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0.4cm" svg:height="0.3cm" svg:x="13.42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0.4cm" svg:height="0.3cm" svg:x="14.964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0.4cm" svg:height="0.3cm" svg:x="16.5cm" svg:y="3.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cm" svg:y1="3.8cm" svg:x2="7.6cm" svg:y2="6.5cm" draw:start-shape="id1" draw:start-glue-point="2" draw:end-shape="id2" draw:end-glue-point="3" svg:d="M4400 3800v2700h3200" svg:viewBox="0 0 3201 2701">
          <text:p/>
        </draw:connector>
        <draw:connector draw:style-name="gr5" draw:text-style-name="P1" draw:layer="layout" draw:line-skew="0.8cm" svg:x1="5.938cm" svg:y1="3.8cm" svg:x2="9.75cm" svg:y2="6.2cm" draw:start-shape="id3" draw:start-glue-point="2" draw:end-shape="id2" draw:end-glue-point="0" svg:d="M5938 3800v2000h3812v400" svg:viewBox="0 0 3813 2401">
          <text:p/>
        </draw:connector>
        <draw:connector draw:style-name="gr5" draw:text-style-name="P1" draw:layer="layout" draw:line-skew="0cm -0.802cm" svg:x1="7.476cm" svg:y1="3.8cm" svg:x2="11.9cm" svg:y2="6.5cm" draw:start-shape="id4" draw:start-glue-point="2" draw:end-shape="id2" draw:end-glue-point="1" svg:d="M7476 3800v1200h4124v1500h300" svg:viewBox="0 0 4425 2701">
          <text:p/>
        </draw:connector>
        <draw:connector draw:style-name="gr5" draw:text-style-name="P1" draw:layer="layout" draw:line-skew="1.399cm" svg:x1="9.75cm" svg:y1="7.402cm" svg:x2="10.551cm" svg:y2="3.8cm" draw:start-shape="id5" draw:end-shape="id6" draw:end-glue-point="2" svg:d="M9750 7402v-402h801v-3200" svg:viewBox="0 0 802 3603">
          <text:p/>
        </draw:connector>
        <draw:connector draw:style-name="gr5" draw:text-style-name="P1" draw:layer="layout" svg:x1="9.013cm" svg:y1="3.8cm" svg:x2="7.6cm" svg:y2="7.702cm" draw:start-shape="id7" draw:start-glue-point="2" draw:end-shape="id5" draw:end-glue-point="3" svg:d="M9013 3800v1801h-1914v2101h501" svg:viewBox="0 0 1915 3903">
          <text:p/>
        </draw:connector>
        <draw:connector draw:style-name="gr5" draw:text-style-name="P1" draw:layer="layout" svg:x1="12.089cm" svg:y1="3.8cm" svg:x2="11.9cm" svg:y2="7.702cm" draw:start-shape="id8" draw:start-glue-point="2" draw:end-shape="id5" draw:end-glue-point="1" svg:d="M12089 3800v1801h313v2101h-502" svg:viewBox="0 0 503 3903">
          <text:p/>
        </draw:connector>
        <draw:connector draw:style-name="gr5" draw:text-style-name="P1" draw:layer="layout" svg:x1="11.9cm" svg:y1="8.9cm" svg:x2="16.7cm" svg:y2="3.8cm" draw:start-shape="id9" draw:start-glue-point="1" draw:end-shape="id10" draw:end-glue-point="2" svg:d="M11900 8900h4800v-5100" svg:viewBox="0 0 4801 5101">
          <text:p/>
        </draw:connector>
        <draw:connector draw:style-name="gr5" draw:text-style-name="P1" draw:layer="layout" draw:line-skew="2cm" svg:x1="15.164cm" svg:y1="3.8cm" svg:x2="9.75cm" svg:y2="8.6cm" draw:start-shape="id11" draw:start-glue-point="2" draw:end-shape="id9" draw:end-glue-point="0" svg:d="M15164 3800v4400h-5414v400" svg:viewBox="0 0 5415 4801">
          <text:p/>
        </draw:connector>
        <draw:connector draw:style-name="gr5" draw:text-style-name="P1" draw:layer="layout" draw:line-skew="3.3cm -2.199cm" svg:x1="13.627cm" svg:y1="3.8cm" svg:x2="7.6cm" svg:y2="8.9cm" draw:start-shape="id12" draw:start-glue-point="2" draw:end-shape="id9" draw:end-glue-point="3" svg:d="M13627 3800v5700h-8727v-600h2700" svg:viewBox="0 0 8728 5701">
          <text:p/>
        </draw:connector>
        <draw:frame draw:style-name="gr6" draw:text-style-name="P3" draw:layer="layout" svg:width="1.4cm" svg:height="0.641cm" svg:x="4.3cm" svg:y="3.8cm">
          <draw:text-box>
            <text:p text:style-name="P3"><text:span text:style-name="T2">bit 19</text:span></text:p>
          </draw:text-box>
        </draw:frame>
        <draw:frame draw:style-name="gr6" draw:text-style-name="P3" draw:layer="layout" svg:width="1.4cm" svg:height="0.641cm" svg:x="5.8cm" svg:y="3.8cm">
          <draw:text-box>
            <text:p text:style-name="P3"><text:span text:style-name="T2">bit 18</text:span></text:p>
          </draw:text-box>
        </draw:frame>
        <draw:frame draw:style-name="gr6" draw:text-style-name="P3" draw:layer="layout" svg:width="1.4cm" svg:height="0.641cm" svg:x="7.4cm" svg:y="3.8cm">
          <draw:text-box>
            <text:p text:style-name="P3"><text:span text:style-name="T2">bit 17</text:span></text:p>
          </draw:text-box>
        </draw:frame>
        <draw:frame draw:style-name="gr6" draw:text-style-name="P3" draw:layer="layout" svg:width="1.4cm" svg:height="0.641cm" svg:x="8.9cm" svg:y="3.8cm">
          <draw:text-box>
            <text:p text:style-name="P3"><text:span text:style-name="T2">bit 12</text:span></text:p>
          </draw:text-box>
        </draw:frame>
        <draw:frame draw:style-name="gr6" draw:text-style-name="P3" draw:layer="layout" svg:width="1.4cm" svg:height="0.641cm" svg:x="10.4cm" svg:y="3.8cm">
          <draw:text-box>
            <text:p text:style-name="P3"><text:span text:style-name="T2">bit 11</text:span></text:p>
          </draw:text-box>
        </draw:frame>
        <draw:frame draw:style-name="gr6" draw:text-style-name="P3" draw:layer="layout" svg:width="1.4cm" svg:height="0.641cm" svg:x="11.9cm" svg:y="3.8cm">
          <draw:text-box>
            <text:p text:style-name="P3"><text:span text:style-name="T2">bit 10</text:span></text:p>
          </draw:text-box>
        </draw:frame>
        <draw:frame draw:style-name="gr6" draw:text-style-name="P3" draw:layer="layout" svg:width="1.4cm" svg:height="0.641cm" svg:x="13.5cm" svg:y="3.8cm">
          <draw:text-box>
            <text:p text:style-name="P3"><text:span text:style-name="T2">bit 9</text:span></text:p>
          </draw:text-box>
        </draw:frame>
        <draw:frame draw:style-name="gr6" draw:text-style-name="P3" draw:layer="layout" svg:width="1.4cm" svg:height="0.641cm" svg:x="15cm" svg:y="3.8cm">
          <draw:text-box>
            <text:p text:style-name="P3"><text:span text:style-name="T2">bit 8</text:span></text:p>
          </draw:text-box>
        </draw:frame>
        <draw:frame draw:style-name="gr6" draw:text-style-name="P3" draw:layer="layout" svg:width="1.4cm" svg:height="0.641cm" svg:x="16.5cm" svg:y="3.8cm">
          <draw:text-box>
            <text:p text:style-name="P3"><text:span text:style-name="T2">bit 7</text:span></text:p>
          </draw:text-box>
        </draw:frame>
        <draw:g xml:id="id2" draw:id="id2">
          <draw:custom-shape draw:style-name="gr2" draw:text-style-name="P1" draw:layer="layout" svg:width="0.6cm" svg:height="0.6cm" svg:x="7.6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9.452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cm" svg:height="0.6cm" svg:x="11.3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3-21T11:23:56.488725223</meta:creation-date>
    <dc:date>2015-03-21T11:36:11.683326746</dc:date>
    <dc:creator>David Lacey</dc:creator>
    <meta:editing-duration>P0D</meta:editing-duration>
    <meta:editing-cycles>1</meta:editing-cycles>
    <meta:generator>LibreOffice/4.2.7.2$Linux_X86_64 LibreOffice_project/420m0$Build-2</meta:generator>
    <meta:document-statistic meta:object-count="41"/>
  </office:meta>
</office:document-meta>
</file>